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6.1571in"/>
    </style:style>
    <style:style style:name="co10" style:family="table-column">
      <style:table-column-properties fo:break-before="auto" style:column-width="6.3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rotation-align="non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08" table:default-cell-style-name="ce6"/>
        <table:table-row table:style-name="ro1">
          <table:table-cell table:style-name="ce1" office:value-type="string" calcext:value-type="string" table:number-columns-spanned="5" table:number-rows-spanned="1">
            <text:p>Scenario 1: Tecnologies already available for P recovery</text:p>
          </table:table-cell>
          <table:covered-table-cell table:number-columns-repeated="4" table:style-name="ce1"/>
          <table:table-cell table:style-name="ce7"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cenario 2: Technologies expected to be available in the near future</text:p>
          </table:table-cell>
          <table:covered-table-cell table:number-columns-repeated="4" table:style-name="ce2"/>
          <table:table-cell table:style-name="ce7"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Scenario 3: Technologies which feasibility is uncertain</text:p>
          </table:table-cell>
          <table:covered-table-cell table:number-columns-repeated="4" table:style-name="ce3"/>
          <table:table-cell table:style-name="ce7"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Technologies expected to be feasible but with no cost data available</text:p>
          </table:table-cell>
          <table:covered-table-cell table:number-columns-repeated="4" table:style-name="ce4"/>
          <table:table-cell table:style-name="ce7" table:number-columns-repeated="1019"/>
        </table:table-row>
        <table:table-row table:style-name="ro2"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Inflow</text:p>
          </table:table-cell>
          <table:table-cell table:style-name="ce5" office:value-type="string" calcext:value-type="string">
            <text:p>Pretreatment</text:p>
          </table:table-cell>
          <table:table-cell table:style-name="ce5" office:value-type="string" calcext:value-type="string">
            <text:p>Pretreatment cost (EUR/kg P recovered)</text:p>
          </table:table-cell>
          <table:table-cell table:style-name="ce5" office:value-type="string" calcext:value-type="string">
            <text:p>Technology</text:p>
          </table:table-cell>
          <table:table-cell table:style-name="ce5" office:value-type="string" calcext:value-type="string">
            <text:p>Type</text:p>
          </table:table-cell>
          <table:table-cell table:style-name="ce21" office:value-type="string" calcext:value-type="string">
            <text:p>P recovery potential</text:p>
            <text:p>(% related to inflow)</text:p>
          </table:table-cell>
          <table:table-cell table:style-name="ce21" office:value-type="string" calcext:value-type="string">
            <text:p>P inflow</text:p>
          </table:table-cell>
          <table:table-cell table:style-name="ce21" office:value-type="string" calcext:value-type="string">
            <text:p>Annual Cost (<text:a xlink:href="https://www.sciencedirect.com/science/article/pii/S0048969716314656" xlink:type="simple">https://www.sciencedirect.com/science/article/pii/S0048969716314656</text:a>)</text:p>
          </table:table-cell>
          <table:table-cell table:style-name="ce5" office:value-type="string" calcext:value-type="string">
            <text:p>Original P recovery cost (EUR/kg P recovered)</text:p>
          </table:table-cell>
          <table:table-cell table:style-name="ce5" office:value-type="string" calcext:value-type="string">
            <text:p>Scale factor</text:p>
          </table:table-cell>
          <table:table-cell table:style-name="ce5" office:value-type="string" calcext:value-type="string">
            <text:p>P recovery cost (EUR/kg P recovered)</text:p>
          </table:table-cell>
          <table:table-cell table:style-name="ce5" office:value-type="string" calcext:value-type="string">
            <text:p>TRL</text:p>
          </table:table-cell>
          <table:table-cell table:style-name="ce5" office:value-type="string" calcext:value-type="string">
            <text:p>P recovery cost available?</text:p>
          </table:table-cell>
          <table:table-cell table:style-name="ce5" office:value-type="string" calcext:value-type="string">
            <text:p>Ref tech</text:p>
          </table:table-cell>
          <table:table-cell table:style-name="ce5" office:value-type="string" calcext:value-type="string">
            <text:p>Ref cost</text:p>
          </table:table-cell>
          <table:table-cell table:style-name="ce7"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21">
            <text:p>Urban</text:p>
          </table:table-cell>
          <table:table-cell table:style-name="ce21" office:value-type="string" calcext:value-type="string" table:number-columns-spanned="1" table:number-rows-spanned="11">
            <text:p>WWTPs</text:p>
            <text:p>(liquid phase)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Crystalactor</text:p>
          </table:table-cell>
          <table:table-cell table:style-name="ce28" office:value-type="string" calcext:value-type="string">
            <text:p>Struvite/Calcium phosphate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65700" calcext:value-type="float">
            <text:p>65700</text:p>
          </table:table-cell>
          <table:table-cell table:style-name="ce28" office:value-type="float" office:value="305920" calcext:value-type="float">
            <text:p>305920</text:p>
          </table:table-cell>
          <table:table-cell table:style-name="ce28" table:formula="of:=[.I6]/[.H6]/([.G6]/100)" office:value-type="float" office:value="12.2534647120083" calcext:value-type="float">
            <text:p>12.2534647120083</text:p>
          </table:table-cell>
          <table:table-cell table:style-name="ce28" table:formula="of:=LN([.I7]/[.I6])/LN([.H7]/[.H6])" office:value-type="float" office:value="0.594083883229315" calcext:value-type="float" table:number-columns-spanned="1" table:number-rows-spanned="2">
            <text:p>0.594083883229315</text:p>
          </table:table-cell>
          <table:table-cell table:style-name="ce28" office:value-type="float" office:value="12.3" calcext:value-type="float">
            <text:p>12.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https://global.royalhaskoningdhv.com/crystalactor</text:p>
          </table:table-cell>
          <table:table-cell table:style-name="ce28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21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H6]*5" office:value-type="float" office:value="328500" calcext:value-type="float">
            <text:p>328500</text:p>
          </table:table-cell>
          <table:table-cell table:style-name="ce10" office:value-type="float" office:value="795893" calcext:value-type="float">
            <text:p>795893</text:p>
          </table:table-cell>
          <table:table-cell table:style-name="ce28" table:formula="of:=[.I7]/[.H7]/([.G7]/100)" office:value-type="float" office:value="6.37581510854763" calcext:value-type="float">
            <text:p>6.37581510854763</text:p>
          </table:table-cell>
          <table:covered-table-cell table:style-name="ce28"/>
          <table:table-cell table:style-name="ce10" office:value-type="float" office:value="12.3" calcext:value-type="float">
            <text:p>12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Ostara Pearl</text:p>
          </table:table-cell>
          <table:table-cell table:style-name="ce28" office:value-type="string" calcext:value-type="string">
            <text:p>Struvite</text:p>
          </table:table-cell>
          <table:table-cell table:style-name="ce28" office:value-type="float" office:value="20" calcext:value-type="float">
            <text:p>20</text:p>
          </table:table-cell>
          <table:table-cell table:style-name="ce10" office:value-type="float" office:value="65700" calcext:value-type="float">
            <text:p>65700</text:p>
          </table:table-cell>
          <table:table-cell table:style-name="ce10" office:value-type="float" office:value="130856" calcext:value-type="float">
            <text:p>130856</text:p>
          </table:table-cell>
          <table:table-cell table:style-name="ce28" table:formula="of:=[.I8]/[.H8]/([.G8]/100)" office:value-type="float" office:value="9.958599695586" calcext:value-type="float">
            <text:p>9.958599695586</text:p>
          </table:table-cell>
          <table:table-cell table:style-name="ce28" table:formula="of:=LN([.I9]/[.I8])/LN([.H9]/[.H8])" office:value-type="float" office:value="0.364402551296253" calcext:value-type="float" table:number-columns-spanned="1" table:number-rows-spanned="2">
            <text:p>0.364402551296253</text:p>
          </table:table-cell>
          <table:table-cell table:style-name="ce28" office:value-type="float" office:value="9.7" calcext:value-type="float">
            <text:p>9.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https://ostara.com/nutrient-management-solutions/</text:p>
          </table:table-cell>
          <table:table-cell table:style-name="ce28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[.H8]*5" office:value-type="float" office:value="328500" calcext:value-type="float">
            <text:p>328500</text:p>
          </table:table-cell>
          <table:table-cell table:style-name="ce10" office:value-type="float" office:value="235234" calcext:value-type="float">
            <text:p>235234</text:p>
          </table:table-cell>
          <table:table-cell table:style-name="ce28" table:formula="of:=[.I9]/[.H9]/([.G9]/100)" office:value-type="float" office:value="3.58042617960426" calcext:value-type="float">
            <text:p>3.58042617960426</text:p>
          </table:table-cell>
          <table:covered-table-cell table:style-name="ce28"/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P-RoC</text:p>
          </table:table-cell>
          <table:table-cell table:style-name="ce30" office:value-type="string" calcext:value-type="string">
            <text:p>Calcium phosphate</text:p>
          </table:table-cell>
          <table:table-cell table:style-name="ce30" office:value-type="float" office:value="27" calcext:value-type="float">
            <text:p>27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11" office:value-type="float" office:value="75970" calcext:value-type="float">
            <text:p>75970</text:p>
          </table:table-cell>
          <table:table-cell table:style-name="ce30" table:formula="of:=[.I10]/[.H10]/([.G10]/100)" office:value-type="float" office:value="4.28265403912284" calcext:value-type="float">
            <text:p>4.28265403912284</text:p>
          </table:table-cell>
          <table:table-cell table:style-name="ce30" table:formula="of:=LN([.I11]/[.I10])/LN([.H11]/[.H10])" office:value-type="float" office:value="0.77868910265526" calcext:value-type="float" table:number-columns-spanned="1" table:number-rows-spanned="2">
            <text:p>0.77868910265526</text:p>
          </table:table-cell>
          <table:table-cell table:style-name="ce30" office:value-type="float" office:value="6.1" calcext:value-type="float">
            <text:p>6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3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.H10]*5" office:value-type="float" office:value="328500" calcext:value-type="float">
            <text:p>328500</text:p>
          </table:table-cell>
          <table:table-cell table:style-name="ce11" office:value-type="float" office:value="266025" calcext:value-type="float">
            <text:p>266025</text:p>
          </table:table-cell>
          <table:table-cell table:style-name="ce30" table:formula="of:=[.I11]/[.H11]/([.G11]/100)" office:value-type="float" office:value="2.99932352443768" calcext:value-type="float">
            <text:p>2.99932352443768</text:p>
          </table:table-cell>
          <table:covered-table-cell table:style-name="ce30"/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11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REM-NUT</text:p>
          </table:table-cell>
          <table:table-cell table:style-name="ce30" office:value-type="string" calcext:value-type="string">
            <text:p>Struvite</text:p>
          </table:table-cell>
          <table:table-cell table:style-name="ce30" office:value-type="float" office:value="47" calcext:value-type="float">
            <text:p>47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11" office:value-type="float" office:value="977933" calcext:value-type="float">
            <text:p>977933</text:p>
          </table:table-cell>
          <table:table-cell table:style-name="ce30" table:formula="of:=[.I12]/[.H12]/([.G12]/100)" office:value-type="float" office:value="31.6698403445707" calcext:value-type="float">
            <text:p>31.6698403445707</text:p>
          </table:table-cell>
          <table:table-cell table:style-name="ce30" table:formula="of:=LN([.I13]/[.I12])/LN([.H13]/[.H12])" office:value-type="float" office:value="0.936857242349559" calcext:value-type="float" table:number-columns-spanned="1" table:number-rows-spanned="2">
            <text:p>0.936857242349559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REM-NUT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47" calcext:value-type="float">
            <text:p>47</text:p>
          </table:table-cell>
          <table:table-cell table:style-name="ce11" table:formula="of:=[.H12]*5" office:value-type="float" office:value="328500" calcext:value-type="float">
            <text:p>328500</text:p>
          </table:table-cell>
          <table:table-cell table:style-name="ce11" office:value-type="float" office:value="4417171" calcext:value-type="float">
            <text:p>4417171</text:p>
          </table:table-cell>
          <table:table-cell table:style-name="ce30" table:formula="of:=[.I13]/[.H13]/([.G13]/100)" office:value-type="float" office:value="28.609546941287" calcext:value-type="float">
            <text:p>28.609546941287</text:p>
          </table:table-cell>
          <table:covered-table-cell table:style-name="ce30"/>
          <table:table-cell table:style-name="ce11" office:value-type="float" office:value="28.8" calcext:value-type="float">
            <text:p>28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AirPrex</text:p>
          </table:table-cell>
          <table:table-cell table:style-name="ce28" office:value-type="string" calcext:value-type="string">
            <text:p>Struvite</text:p>
          </table:table-cell>
          <table:table-cell table:style-name="ce28" office:value-type="float" office:value="15" calcext:value-type="float">
            <text:p>15</text:p>
          </table:table-cell>
          <table:table-cell table:style-name="ce10" office:value-type="float" office:value="65700" calcext:value-type="float">
            <text:p>65700</text:p>
          </table:table-cell>
          <table:table-cell table:style-name="ce10" office:value-type="float" office:value="74195" calcext:value-type="float">
            <text:p>74195</text:p>
          </table:table-cell>
          <table:table-cell table:style-name="ce28" table:formula="of:=[.I14]/[.H14]/([.G14]/100)" office:value-type="float" office:value="7.52866565195332" calcext:value-type="float">
            <text:p>7.52866565195332</text:p>
          </table:table-cell>
          <table:table-cell table:style-name="ce28" table:formula="of:=LN([.I15]/[.I14])/LN([.H15]/[.H14])" office:value-type="float" office:value="0.38418991006639" calcext:value-type="float" table:number-columns-spanned="1" table:number-rows-spanned="2">
            <text:p>0.38418991006639</text:p>
          </table:table-cell>
          <table:table-cell table:style-name="ce28" office:value-type="float" office:value="7.7" calcext:value-type="float">
            <text:p>7.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AirPrex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H14]*5" office:value-type="float" office:value="328500" calcext:value-type="float">
            <text:p>328500</text:p>
          </table:table-cell>
          <table:table-cell table:style-name="ce10" office:value-type="float" office:value="137693" calcext:value-type="float">
            <text:p>137693</text:p>
          </table:table-cell>
          <table:table-cell table:style-name="ce28" table:formula="of:=[.I15]/[.H15]/([.G15]/100)" office:value-type="float" office:value="2.79437848807712" calcext:value-type="float">
            <text:p>2.79437848807712</text:p>
          </table:table-cell>
          <table:covered-table-cell table:style-name="ce28"/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PRISA</text:p>
          </table:table-cell>
          <table:table-cell table:style-name="ce30" office:value-type="string" calcext:value-type="string">
            <text:p>Struvite</text:p>
          </table:table-cell>
          <table:table-cell table:style-name="ce30" office:value-type="float" office:value="18" calcext:value-type="float">
            <text:p>18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11" office:value-type="float" office:value="186923" calcext:value-type="float">
            <text:p>186923</text:p>
          </table:table-cell>
          <table:table-cell table:style-name="ce30" table:formula="of:=[.I16]/[.H16]/([.G16]/100)" office:value-type="float" office:value="15.8061051919499" calcext:value-type="float">
            <text:p>15.8061051919499</text:p>
          </table:table-cell>
          <table:table-cell table:style-name="ce30" table:formula="of:=LN([.I17]/[.I16])/LN([.H17]/[.H16])" office:value-type="float" office:value="0.426895644177463" calcext:value-type="float" table:number-columns-spanned="1" table:number-rows-spanned="2">
            <text:p>0.426895644177463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style-name="ce5"/>
          <table:table-cell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PRISA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H16]*5" office:value-type="float" office:value="328500" calcext:value-type="float">
            <text:p>328500</text:p>
          </table:table-cell>
          <table:table-cell table:style-name="ce11" office:value-type="float" office:value="371578" calcext:value-type="float">
            <text:p>371578</text:p>
          </table:table-cell>
          <table:table-cell table:style-name="ce30" table:formula="of:=[.I17]/[.H17]/([.G17]/100)" office:value-type="float" office:value="6.28408591239642" calcext:value-type="float">
            <text:p>6.28408591239642</text:p>
          </table:table-cell>
          <table:covered-table-cell table:style-name="ce28"/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21" office:value-type="string" calcext:value-type="string" table:number-columns-spanned="1" table:number-rows-spanned="9">
            <text:p>WWTPs </text:p>
            <text:p>(sewage sludge,</text:p>
            <text:p>60-90% of P)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Stuttgart process</text:p>
          </table:table-cell>
          <table:table-cell table:style-name="ce28" office:value-type="string" calcext:value-type="string">
            <text:p>Struvite</text:p>
          </table:table-cell>
          <table:table-cell table:style-name="ce28" office:value-type="float" office:value="40" calcext:value-type="float">
            <text:p>40</text:p>
          </table:table-cell>
          <table:table-cell table:style-name="ce10" office:value-type="float" office:value="65700" calcext:value-type="float">
            <text:p>65700</text:p>
          </table:table-cell>
          <table:table-cell table:style-name="ce10" office:value-type="float" office:value="581730" calcext:value-type="float">
            <text:p>581730</text:p>
          </table:table-cell>
          <table:table-cell table:style-name="ce28" table:formula="of:=[.I18]/[.H18]/([.G18]/100)" office:value-type="float" office:value="22.1358447488584" calcext:value-type="float">
            <text:p>22.1358447488584</text:p>
          </table:table-cell>
          <table:table-cell table:style-name="ce28" table:formula="of:=LN([.I19]/[.I18])/LN([.H19]/[.H18])" office:value-type="float" office:value="0.8855708655966" calcext:value-type="float" table:number-columns-spanned="1" table:number-rows-spanned="2">
            <text:p>0.8855708655966</text:p>
          </table:table-cell>
          <table:table-cell table:style-name="ce28" office:value-type="float" office:value="16.6" calcext:value-type="float">
            <text:p>16.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21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Stuttgart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H18]*5" office:value-type="float" office:value="328500" calcext:value-type="float">
            <text:p>328500</text:p>
          </table:table-cell>
          <table:table-cell table:style-name="ce10" office:value-type="float" office:value="2419407" calcext:value-type="float">
            <text:p>2419407</text:p>
          </table:table-cell>
          <table:table-cell table:style-name="ce28" table:formula="of:=[.I19]/[.H19]/([.G19]/100)" office:value-type="float" office:value="18.4125342465753" calcext:value-type="float">
            <text:p>18.4125342465753</text:p>
          </table:table-cell>
          <table:covered-table-cell table:style-name="ce28"/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Gifhorn process</text:p>
          </table:table-cell>
          <table:table-cell table:style-name="ce28" office:value-type="string" calcext:value-type="string">
            <text:p>Struvite</text:p>
          </table:table-cell>
          <table:table-cell table:style-name="ce28" office:value-type="float" office:value="40" calcext:value-type="float">
            <text:p>40</text:p>
          </table:table-cell>
          <table:table-cell table:style-name="ce10" office:value-type="float" office:value="65700" calcext:value-type="float">
            <text:p>65700</text:p>
          </table:table-cell>
          <table:table-cell table:style-name="ce10" office:value-type="float" office:value="400384" calcext:value-type="float">
            <text:p>400384</text:p>
          </table:table-cell>
          <table:table-cell table:style-name="ce28" table:formula="of:=[.I20]/[.H20]/([.G20]/100)" office:value-type="float" office:value="15.2353120243531" calcext:value-type="float">
            <text:p>15.2353120243531</text:p>
          </table:table-cell>
          <table:table-cell table:style-name="ce28" table:formula="of:=LN([.I21]/[.I20])/LN([.H21]/[.H20])" office:value-type="float" office:value="0.817129720486517" calcext:value-type="float" table:number-columns-spanned="1" table:number-rows-spanned="2">
            <text:p>0.8171297204865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Gifhorn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H20]*5" office:value-type="float" office:value="328500" calcext:value-type="float">
            <text:p>328500</text:p>
          </table:table-cell>
          <table:table-cell table:style-name="ce10" office:value-type="float" office:value="1491509" calcext:value-type="float">
            <text:p>1491509</text:p>
          </table:table-cell>
          <table:table-cell table:style-name="ce28" table:formula="of:=[.I21]/[.H21]/([.G21]/100)" office:value-type="float" office:value="11.3509056316591" calcext:value-type="float">
            <text:p>11.3509056316591</text:p>
          </table:table-cell>
          <table:covered-table-cell table:style-name="ce28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PHOXNAN</text:p>
          </table:table-cell>
          <table:table-cell table:style-name="ce30" office:value-type="string" calcext:value-type="string">
            <text:p>Struvite</text:p>
          </table:table-cell>
          <table:table-cell table:style-name="ce30" office:value-type="float" office:value="51" calcext:value-type="float">
            <text:p>51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11" office:value-type="float" office:value="891667" calcext:value-type="float">
            <text:p>891667</text:p>
          </table:table-cell>
          <table:table-cell table:style-name="ce30" table:formula="of:=[.I22]/[.H22]/([.G22]/100)" office:value-type="float" office:value="26.611364789447" calcext:value-type="float">
            <text:p>26.611364789447</text:p>
          </table:table-cell>
          <table:table-cell table:style-name="ce30" table:formula="of:=LN([.I23]/[.I22])/LN([.H23]/[.H22])" office:value-type="float" office:value="0.844083913623121" calcext:value-type="float" table:number-columns-spanned="1" table:number-rows-spanned="2">
            <text:p>0.844083913623121</text:p>
          </table:table-cell>
          <table:table-cell table:style-name="ce30" office:value-type="float" office:value="26.6" calcext:value-type="float">
            <text:p>26.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PHOXNA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51" calcext:value-type="float">
            <text:p>51</text:p>
          </table:table-cell>
          <table:table-cell table:style-name="ce11" table:formula="of:=[.H22]*5" office:value-type="float" office:value="328500" calcext:value-type="float">
            <text:p>328500</text:p>
          </table:table-cell>
          <table:table-cell table:style-name="ce11" office:value-type="float" office:value="3468902" calcext:value-type="float">
            <text:p>3468902</text:p>
          </table:table-cell>
          <table:table-cell table:style-name="ce30" table:formula="of:=[.I23]/[.H23]/([.G23]/100)" office:value-type="float" office:value="20.705536156624" calcext:value-type="float">
            <text:p>20.705536156624</text:p>
          </table:table-cell>
          <table:covered-table-cell table:style-name="ce30"/>
          <table:table-cell table:style-name="ce11" office:value-type="float" office:value="26.6" calcext:value-type="float">
            <text:p>26.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Aqua Reci</text:p>
          </table:table-cell>
          <table:table-cell table:style-name="ce30" office:value-type="string" calcext:value-type="string">
            <text:p>Calcium phosphate</text:p>
          </table:table-cell>
          <table:table-cell table:style-name="ce30" office:value-type="float" office:value="61" calcext:value-type="float">
            <text:p>61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11" office:value-type="float" office:value="939605" calcext:value-type="float">
            <text:p>939605</text:p>
          </table:table-cell>
          <table:table-cell table:style-name="ce30" table:formula="of:=[.I24]/[.H24]/([.G24]/100)" office:value-type="float" office:value="23.4449933877286" calcext:value-type="float">
            <text:p>23.4449933877286</text:p>
          </table:table-cell>
          <table:table-cell table:style-name="ce30" table:formula="of:=LN([.I25]/[.I24])/LN([.H25]/[.H24])" office:value-type="float" office:value="0.82232363737566" calcext:value-type="float" table:number-columns-spanned="1" table:number-rows-spanned="2">
            <text:p>0.82232363737566</text:p>
          </table:table-cell>
          <table:table-cell table:style-name="ce30" office:value-type="float" office:value="23.2" calcext:value-type="float">
            <text:p>23.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Aqua Reci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formula="of:=[.H24]*5" office:value-type="float" office:value="328500" calcext:value-type="float">
            <text:p>328500</text:p>
          </table:table-cell>
          <table:table-cell table:style-name="ce11" office:value-type="float" office:value="3529595" calcext:value-type="float">
            <text:p>3529595</text:p>
          </table:table-cell>
          <table:table-cell table:style-name="ce30" table:formula="of:=[.I25]/[.H25]/([.G25]/100)" office:value-type="float" office:value="17.6140679192554" calcext:value-type="float">
            <text:p>17.6140679192554</text:p>
          </table:table-cell>
          <table:covered-table-cell table:style-name="ce30"/>
          <table:table-cell table:style-name="ce11" office:value-type="float" office:value="23.2" calcext:value-type="float">
            <text:p>23.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MEPHREC</text:p>
          </table:table-cell>
          <table:table-cell table:style-name="ce30" office:value-type="string" calcext:value-type="string">
            <text:p>P rich slag</text:p>
          </table:table-cell>
          <table:table-cell table:style-name="ce30" office:value-type="float" office:value="68" calcext:value-type="float">
            <text:p>68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11" office:value-type="float" office:value="1154473" calcext:value-type="float">
            <text:p>1154473</text:p>
          </table:table-cell>
          <table:table-cell table:style-name="ce30" table:formula="of:=[.I26]/[.H26]/([.G26]/100)" office:value-type="float" office:value="25.8410108335572" calcext:value-type="float">
            <text:p>25.8410108335572</text:p>
          </table:table-cell>
          <table:table-cell table:style-name="ce30" table:formula="of:=LN([.I27]/[.I26])/LN([.H27]/[.H26])" office:value-type="float" office:value="0.611177675844338" calcext:value-type="float" table:number-columns-spanned="1" table:number-rows-spanned="2">
            <text:p>0.611177675844338</text:p>
          </table:table-cell>
          <table:table-cell table:style-name="ce30" office:value-type="float" office:value="13.5" calcext:value-type="float">
            <text:p>13.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MEPHREC</text:p>
          </table:table-cell>
          <table:table-cell table:style-name="ce11" office:value-type="string" calcext:value-type="string">
            <text:p>P rich slag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formula="of:=[.H26]*10" office:value-type="float" office:value="657000" calcext:value-type="float">
            <text:p>657000</text:p>
          </table:table-cell>
          <table:table-cell table:style-name="ce11" office:value-type="float" office:value="4715866" calcext:value-type="float">
            <text:p>4715866</text:p>
          </table:table-cell>
          <table:table-cell table:style-name="ce30" table:formula="of:=[.I27]/[.H27]/([.G27]/100)" office:value-type="float" office:value="10.5557032858806" calcext:value-type="float">
            <text:p>10.5557032858806</text:p>
          </table:table-cell>
          <table:covered-table-cell table:style-name="ce30"/>
          <table:table-cell table:style-name="ce11" office:value-type="float" office:value="13.5" calcext:value-type="float">
            <text:p>13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6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2:04:02.424609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8-03T15:04:40.705679976</dc:date>
    <meta:editing-cycles>29</meta:editing-cycles>
    <meta:editing-duration>PT8H24M19S</meta:editing-duration>
    <meta:generator>LibreOffice/7.2.7.2$Linux_X86_64 LibreOffice_project/20$Build-2</meta:generator>
    <meta:document-statistic meta:table-count="1" meta:cell-count="320" meta:object-count="0"/>
    <meta:user-defined meta:name="AppVersion">15.0000</meta:user-defined>
  </office:meta>
</office:document-meta>
</file>